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4">
      <style:paragraph-properties fo:margin-left="0cm" fo:margin-right="0cm" fo:text-indent="0cm" style:auto-text-indent="false" fo:padding="0.049cm" fo:border="0.06pt solid #e3e3e3"/>
      <style:text-properties officeooo:paragraph-rsid="0011270e"/>
    </style:style>
    <style:style style:name="P2" style:family="paragraph" style:parent-style-name="Heading_20_4" style:list-style-name="L1">
      <style:paragraph-properties fo:margin-left="0cm" fo:margin-right="0cm" fo:text-indent="0cm" style:auto-text-indent="false" fo:padding="0.049cm" fo:border="0.06pt solid #e3e3e3"/>
      <style:text-properties officeooo:paragraph-rsid="0011270e"/>
    </style:style>
    <style:style style:name="P3" style:family="paragraph" style:parent-style-name="Text_20_body" style:list-style-name="L1">
      <style:paragraph-properties fo:margin-left="0cm" fo:margin-right="0cm" fo:text-indent="0cm" style:auto-text-indent="false" fo:padding="0.049cm" fo:border="0.06pt solid #e3e3e3"/>
    </style:style>
    <style:style style:name="P4" style:family="paragraph" style:parent-style-name="Text_20_body" style:list-style-name="L1">
      <style:paragraph-properties fo:margin-left="0cm" fo:margin-right="0cm" fo:text-indent="0cm" style:auto-text-indent="false" fo:padding="0.049cm" fo:border="0.06pt solid #e3e3e3"/>
      <style:text-properties officeooo:paragraph-rsid="0011270e"/>
    </style:style>
    <style:style style:name="P5" style:family="paragraph" style:parent-style-name="Text_20_body">
      <style:paragraph-properties fo:margin-left="0cm" fo:margin-right="0cm" fo:text-indent="0cm" style:auto-text-indent="false" fo:padding="0.049cm" fo:border="0.06pt solid #e3e3e3"/>
    </style:style>
    <style:style style:name="P6" style:family="paragraph" style:parent-style-name="Text_20_body" style:list-style-name="L1">
      <style:paragraph-properties fo:margin-left="0cm" fo:margin-right="0cm" fo:text-indent="0cm" style:auto-text-indent="false" fo:padding="0.049cm" fo:border="0.06pt solid #e3e3e3"/>
      <style:text-properties officeooo:rsid="0011270e" officeooo:paragraph-rsid="0011270e"/>
    </style:style>
    <style:style style:name="P7" style:family="paragraph" style:parent-style-name="Text_20_body" style:list-style-name="L2">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officeooo:rsid="0011270e"/>
    </style:style>
    <style:style style:name="T3" style:family="text">
      <style:text-properties officeooo:rsid="0011270e"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30581445" text:style-name="L1">
        <text:list-header>
          <text:p text:style-name="P3"><text:span text:style-name="Strong_20_Emphasis"><text:span text:style-name="T1"/></text:span></text:p>
          <text:p text:style-name="P4"><text:span text:style-name="Strong_20_Emphasis"><text:span text:style-name="T3">Pour la Conception de l'application mon projet application </text:span></text:span></text:p>
        </text:list-header>
        <text:list-item>
          <text:p text:style-name="P4"><text:span text:style-name="Strong_20_Emphasis"><text:span text:style-name="T3">j’ai outilier </text:span></text:span>Modèle MVC (Modèle-Vue-Contrôleur) :</text:p>
          <text:p text:style-name="P3"><text:span text:style-name="Strong_20_Emphasis"><text:span text:style-name="T1">CoursController</text:span></text:span> : Cette classe agit comme un contrôleur pour interagir avec le modèle <text:span text:style-name="Source_20_Text"><text:span text:style-name="T1">CoursModel</text:span></text:span>. Elle fournit des méthodes pour récupérer tous les cours, ajouter un nouveau cours, modifier un cours existant et supprimer un cours.</text:p>
          <text:p text:style-name="P3"><text:span text:style-name="Strong_20_Emphasis"><text:span text:style-name="T1">CoursModel</text:span></text:span> : Cette classe représente le modèle pour les cours. Elle contient les méthodes pour effectuer des opérations CRUD (Créer, Lire, Mettre à jour, Supprimer) sur la table des cours dans la base de données. Elle utilise une connexion à la base de données pour exécuter des requêtes SQL.</text:p>
          <text:p text:style-name="P3"><text:span text:style-name="Strong_20_Emphasis"><text:span text:style-name="T1">Cours</text:span></text:span> : Cette classe représente un cours avec des attributs tels que l'identifiant du cours, le nom du cours et éventuellement une description. Cela vous permet de stocker et de manipuler des informations sur les cours dans votre application.</text:p>
          <text:p text:style-name="P6"><text:span text:style-name="Strong_20_Emphasis"><text:span text:style-name="T1">Classe </text:span></text:span><text:span text:style-name="Strong_20_Emphasis"><text:span text:style-name="Source_20_Text"><text:span text:style-name="T1">Etudiant</text:span></text:span></text:span>: Cette classe représente un étudiant avec des attributs tels que l'ID et le nom. Elle est utilisée pour créer des objets étudiant dans votre application.</text:p>
        </text:list-item>
      </text:list>
      <text:list text:style-name="L2">
        <text:list-header>
          <text:p text:style-name="P7"><text:span text:style-name="Strong_20_Emphasis"><text:span text:style-name="T1">Classe </text:span></text:span><text:span text:style-name="Strong_20_Emphasis"><text:span text:style-name="Source_20_Text"><text:span text:style-name="T1">EtudiantController</text:span></text:span></text:span>: Cette classe agit comme un contrôleur pour les opérations liées aux étudiants. Elle instancie le modèle <text:span text:style-name="Source_20_Text"><text:span text:style-name="T1">EtudiantModel</text:span></text:span> et appelle ses méthodes pour effectuer des opérations telles que l'ajout, la modification et la suppression d'étudiants dans la base de données.</text:p>
          <text:p text:style-name="P7"><text:span text:style-name="Strong_20_Emphasis"><text:span text:style-name="T1">Classe </text:span></text:span><text:span text:style-name="Strong_20_Emphasis"><text:span text:style-name="Source_20_Text"><text:span text:style-name="T1">EtudiantModel</text:span></text:span></text:span>: Cette classe modèle est responsable de l'accès aux données des étudiants dans la base de données. Elle contient des méthodes pour récupérer tous les étudiants, ajouter un nouvel étudiant, modifier les détails d'un étudiant existant et supprimer un étudiant de la base de données.</text:p>
        </text:list-header>
      </text:list>
      <text:list text:continue-list="list3730581445" text:style-name="L1">
        <text:list-item>
          <text:h text:style-name="P2" text:outline-level="4">Base de données :</text:h>
          <text:p text:style-name="P4"><text:span text:style-name="T2">J’ai </text:span>Utilise<text:span text:style-name="T2">r </text:span>une base de données MySQL pour stocker les données des étudiants, des cours et des notes. <text:span text:style-name="T2">(Que j’ai pas integre dans mon code)</text:span></text:p>
        </text:list-item>
      </text:list>
      <text:h text:style-name="P1" text:outline-level="4"/>
      <text:h text:style-name="P1" text:outline-level="4"/>
      <text:h text:style-name="P1" text:outline-level="4"/>
      <text:p text:style-name="P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23:05:27.517014831</meta:creation-date>
    <dc:date>2024-04-28T00:12:46.579511681</dc:date>
    <meta:editing-duration>PT1H7M20S</meta:editing-duration>
    <meta:editing-cycles>1</meta:editing-cycles>
    <meta:document-statistic meta:table-count="0" meta:image-count="0" meta:object-count="0" meta:page-count="1" meta:paragraph-count="10" meta:word-count="282" meta:character-count="1793" meta:non-whitespace-character-count="1522"/>
    <meta:generator>LibreOffice/7.6.5.2$Linux_X86_64 LibreOffice_project/60$Build-2</meta:generator>
  </office:meta>
</office:document-meta>
</file>